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Hárok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mag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bias</text:p>
          </table:table-cell>
          <table:table-cell office:value-type="string" calcext:value-type="string">
            <text:p>sen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37" calcext:value-type="float">
            <text:p>-1437</text:p>
          </table:table-cell>
          <table:table-cell office:value-type="float" office:value="3555" calcext:value-type="float">
            <text:p>3555</text:p>
          </table:table-cell>
          <table:table-cell table:style-name="ce4" table:formula="of:=([.B3]+[.C3])/2" office:value-type="float" office:value="1059" calcext:value-type="float">
            <text:p>1059</text:p>
          </table:table-cell>
          <table:table-cell table:formula="of:=([.B3]-[.C3])/2" office:value-type="float" office:value="-2496" calcext:value-type="float">
            <text:p>-2496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3274" calcext:value-type="float">
            <text:p>-3274</text:p>
          </table:table-cell>
          <table:table-cell office:value-type="float" office:value="1699" calcext:value-type="float">
            <text:p>1699</text:p>
          </table:table-cell>
          <table:table-cell table:style-name="ce1" table:formula="of:=([.B4]+[.C4])/2" office:value-type="float" office:value="-787.5" calcext:value-type="float">
            <text:p>-787,5</text:p>
          </table:table-cell>
          <table:table-cell table:formula="of:=([.B4]-[.C4])/2" office:value-type="float" office:value="-2486.5" calcext:value-type="float">
            <text:p>-2486,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611" calcext:value-type="float">
            <text:p>-1611</text:p>
          </table:table-cell>
          <table:table-cell office:value-type="float" office:value="3137" calcext:value-type="float">
            <text:p>3137</text:p>
          </table:table-cell>
          <table:table-cell table:style-name="ce1" table:formula="of:=([.B5]+[.C5])/2" office:value-type="float" office:value="763" calcext:value-type="float">
            <text:p>763</text:p>
          </table:table-cell>
          <table:table-cell table:formula="of:=([.B5]-[.C5])/2" office:value-type="float" office:value="-2374" calcext:value-type="float">
            <text:p>-2374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cc</text:p>
          </table:table-cell>
          <table:table-cell table:style-name="ce2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-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415" calcext:value-type="float">
            <text:p>-1415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+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96" calcext:value-type="float">
            <text:p>9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x+</text:p>
          </table:table-cell>
          <table:table-cell office:value-type="float" office:value="1382" calcext:value-type="float">
            <text:p>1382</text:p>
          </table:table-cell>
          <table:table-cell office:value-type="float" office:value="-100" calcext:value-type="float">
            <text:p>-100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x-</text:p>
          </table:table-cell>
          <table:table-cell office:value-type="float" office:value="-1370" calcext:value-type="float">
            <text:p>-1370</text:p>
          </table:table-cell>
          <table:table-cell office:value-type="float" office:value="-58" calcext:value-type="float">
            <text:p>-58</text:p>
          </table:table-cell>
          <table:table-cell office:value-type="float" office:value="107" calcext:value-type="float">
            <text:p>10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z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267" calcext:value-type="float">
            <text:p>-126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z+</text:p>
          </table:table-cell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office:value-type="float" office:value="1384" calcext:value-type="float">
            <text:p>1384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5-05-06T15:13:17.819156293</meta:creation-date>
    <dc:date>2015-05-12T08:56:11.972640180</dc:date>
    <dc:creator>František Horínek</dc:creator>
    <meta:editing-duration>P5DT17H41M4S</meta:editing-duration>
    <meta:editing-cycles>3</meta:editing-cycles>
    <meta:generator>LibreOffice/4.2.8.2$Linux_x86 LibreOffice_project/420m0$Build-2</meta:generator>
    <meta:document-statistic meta:table-count="1" meta:cell-count="48" meta:object-count="0"/>
  </office:meta>
</office:document-meta>
</file>